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rebuchet MS" svg:font-family="'Trebuchet MS', Arial, sans-serif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5in" fo:text-indent="0in" style:auto-text-indent="false" fo:padding="0in" fo:border="none"/>
      <style:text-properties fo:font-variant="normal" fo:text-transform="none" fo:color="#4c4c4c" style:font-name="Trebuchet MS" fo:font-size="9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5in" fo:text-indent="0in" style:auto-text-indent="false" fo:padding="0in" fo:border="none"/>
      <style:text-properties fo:font-variant="normal" fo:text-transform="none" fo:color="#4c4c4c" fo:letter-spacing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4c4c4c" fo:letter-spacing="normal"/>
    </style:style>
    <style:style style:name="P4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4c4c4c" fo:letter-spacing="normal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000000" style:font-name="Nimbus Roman No9 L" fo:letter-spacing="normal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000000" fo:letter-spacing="normal" fo:font-weight="bold" style:font-weight-asian="bold" style:font-weight-complex="bold"/>
    </style:style>
    <style:style style:name="P7" style:family="paragraph" style:parent-style-name="Standard">
      <style:paragraph-properties fo:margin-left="0in" fo:margin-right="0.189in" fo:margin-top="0.0835in" fo:margin-bottom="0.0835in" style:line-height-at-least="0.2189in" fo:text-indent="0in" style:auto-text-indent="false" fo:padding="0in" fo:border="none"/>
      <style:text-properties fo:font-variant="normal" fo:text-transform="none" fo:color="#000000" fo:letter-spacing="normal" fo:font-weight="bold" style:font-weight-asian="bold" style:font-weight-complex="bold"/>
    </style:style>
    <style:style style:name="P8" style:family="paragraph" style:parent-style-name="Heading_20_3" style:list-style-name="WWNum3">
      <style:paragraph-properties fo:margin-left="0.4925in" fo:margin-right="0in" fo:line-height="115%" fo:text-indent="-0.4925in" style:auto-text-indent="false"/>
    </style:style>
    <style:style style:name="P9" style:family="paragraph" style:parent-style-name="List_20_Paragraph">
      <style:paragraph-properties fo:margin-left="0.5in" fo:margin-right="0.189in" fo:margin-top="0.0835in" fo:margin-bottom="0.0835in" style:line-height-at-least="0.2189in" fo:text-indent="0in" style:auto-text-indent="false" fo:padding="0in" fo:border="none"/>
      <style:text-properties fo:font-variant="normal" fo:text-transform="none" fo:color="#000000" fo:letter-spacing="normal" fo:font-weight="bold" style:font-weight-asian="bold" style:font-weight-complex="bold"/>
    </style:style>
    <style:style style:name="P10" style:family="paragraph" style:parent-style-name="List_20_Paragraph" style:list-style-name="WWNum1">
      <style:paragraph-properties fo:margin-left="0.5in" fo:margin-right="0.189in" fo:margin-top="0.0118in" fo:margin-bottom="0in" fo:text-indent="0in" style:auto-text-indent="false"/>
    </style:style>
    <style:style style:name="P11" style:family="paragraph" style:parent-style-name="List_20_Paragraph" style:list-style-name="WWNum1">
      <style:paragraph-properties fo:margin-left="0.4957in" fo:margin-right="0.2992in" fo:margin-top="0.0835in" fo:margin-bottom="0.0835in" fo:text-indent="-0.248in" style:auto-text-indent="false"/>
    </style:style>
    <style:style style:name="P12" style:family="paragraph" style:parent-style-name="List_20_Paragraph" style:list-style-name="WWNum1">
      <style:paragraph-properties fo:margin-left="0.5in" fo:margin-right="0.2992in" fo:margin-top="0.0835in" fo:margin-bottom="0.0835in" fo:text-indent="0in" style:auto-text-indent="false"/>
    </style:style>
    <style:style style:name="P13" style:family="paragraph" style:parent-style-name="List_20_Paragraph" style:list-style-name="WWNum1">
      <style:paragraph-properties fo:margin-left="0.5in" fo:margin-right="0.3in" fo:margin-top="0.0063in" fo:margin-bottom="0in" fo:text-indent="0in" style:auto-text-indent="false"/>
    </style:style>
    <style:style style:name="P14" style:family="paragraph" style:parent-style-name="List_20_Paragraph" style:list-style-name="WWNum1">
      <style:paragraph-properties fo:margin-left="0.5in" fo:margin-right="-0.0138in" fo:margin-top="0.0028in" fo:margin-bottom="0in" fo:text-indent="0in" style:auto-text-indent="false"/>
    </style:style>
    <style:style style:name="T1" style:family="text">
      <style:text-properties style:font-name="Wingdings" fo:font-size="9pt" fo:font-style="normal" fo:font-weight="normal"/>
    </style:style>
    <style:style style:name="T2" style:family="text">
      <style:text-properties style:font-name="Wingdings" fo:font-size="14pt" fo:font-style="normal" fo:font-weight="normal"/>
    </style:style>
    <style:style style:name="T3" style:family="text">
      <style:text-properties fo:color="#ff0000"/>
    </style:style>
    <style:style style:name="T4" style:family="text">
      <style:text-properties fo:color="#ff0000" fo:font-size="16pt" fo:font-weight="bold"/>
    </style:style>
    <style:style style:name="T5" style:family="text">
      <style:text-properties fo:color="#ff0000" style:font-name="Wingdings" fo:font-size="16pt" fo:font-weight="bold"/>
    </style:style>
    <style:style style:name="T6" style:family="text">
      <style:text-properties fo:color="#ff0000" style:font-name="Trebuchet MS" fo:font-size="14pt" fo:font-style="normal"/>
    </style:style>
    <style:style style:name="T7" style:family="text">
      <style:text-properties fo:color="#ff0000" style:font-name="Trebuchet MS" fo:font-size="14pt" fo:font-style="normal" fo:font-weight="normal" style:font-weight-asian="normal" style:font-weight-complex="normal"/>
    </style:style>
    <style:style style:name="T8" style:family="text">
      <style:text-properties fo:color="#ff0000" fo:font-size="14pt" fo:font-style="normal" fo:font-weight="normal" style:font-weight-asian="normal" style:font-weight-complex="normal"/>
    </style:style>
    <style:style style:name="T9" style:family="text">
      <style:text-properties style:font-name="Trebuchet MS" fo:font-size="9pt" fo:font-style="normal" fo:font-weight="normal"/>
    </style:style>
    <style:style style:name="T10" style:family="text">
      <style:text-properties style:font-name="Trebuchet MS" fo:font-size="14pt" fo:font-style="normal"/>
    </style:style>
    <style:style style:name="T11" style:family="text">
      <style:text-properties style:font-name="Trebuchet MS" fo:font-size="14pt" fo:font-style="normal" fo:font-weight="normal"/>
    </style:style>
    <style:style style:name="T12" style:family="text">
      <style:text-properties style:font-name="Trebuchet MS" fo:font-size="14pt" fo:font-style="normal" fo:font-weight="normal" style:font-weight-asian="normal" style:font-weight-complex="normal"/>
    </style:style>
    <style:style style:name="T13" style:family="text">
      <style:text-properties style:font-name="Trebuchet MS" fo:font-size="12pt" fo:font-style="normal" style:font-size-asian="10.5pt" style:font-size-complex="12pt"/>
    </style:style>
    <style:style style:name="T14" style:family="text">
      <style:text-properties fo:font-size="14pt" fo:font-style="normal" fo:font-weight="normal" style:font-weight-asian="normal" style:font-weight-complex="normal"/>
    </style:style>
    <style:style style:name="T15" style:family="text">
      <style:text-properties fo:color="#800000" style:font-name="Trebuchet MS" fo:font-size="14pt" fo:font-style="normal"/>
    </style:style>
    <style:style style:name="T16" style:family="text">
      <style:text-properties fo:letter-spacing="0.0008in"/>
    </style:style>
    <style:style style:name="T17" style:family="text">
      <style:text-properties fo:letter-spacing="0.0008in" fo:font-style="italic" style:font-name-asian="Times New Roman" style:font-style-asian="italic" style:font-name-complex="Cambria"/>
    </style:style>
    <style:style style:name="T18" style:family="text">
      <style:text-properties fo:letter-spacing="0.0008in" style:font-name-asian="Times New Roman" style:font-name-complex="Cambria"/>
    </style:style>
    <style:style style:name="T19" style:family="text">
      <style:text-properties fo:letter-spacing="-0.0016in"/>
    </style:style>
    <style:style style:name="T20" style:family="text">
      <style:text-properties fo:letter-spacing="-0.0016in" fo:font-style="italic" style:font-name-asian="Times New Roman" style:font-style-asian="italic" style:font-name-complex="Cambria"/>
    </style:style>
    <style:style style:name="T21" style:family="text">
      <style:text-properties fo:letter-spacing="-0.0016in" style:font-name-asian="Times New Roman" style:font-name-complex="Cambria"/>
    </style:style>
    <style:style style:name="T22" style:family="text">
      <style:text-properties fo:letter-spacing="-0.0008in"/>
    </style:style>
    <style:style style:name="T23" style:family="text">
      <style:text-properties fo:letter-spacing="-0.0008in" fo:font-style="italic" style:font-name-asian="Times New Roman" style:font-style-asian="italic" style:font-name-complex="Cambria"/>
    </style:style>
    <style:style style:name="T24" style:family="text">
      <style:text-properties fo:letter-spacing="-0.0008in" style:font-name-asian="Times New Roman" style:font-name-complex="Cambria"/>
    </style:style>
    <style:style style:name="T25" style:family="text">
      <style:text-properties fo:letter-spacing="-0.0035in"/>
    </style:style>
    <style:style style:name="T26" style:family="text">
      <style:text-properties fo:letter-spacing="-0.0035in" fo:font-style="italic" style:font-name-asian="Times New Roman" style:font-style-asian="italic" style:font-name-complex="Cambria"/>
    </style:style>
    <style:style style:name="T27" style:family="text">
      <style:text-properties fo:letter-spacing="-0.0035in" style:font-name-asian="Times New Roman" style:font-name-complex="Cambria"/>
    </style:style>
    <style:style style:name="T28" style:family="text">
      <style:text-properties fo:letter-spacing="0.0016in"/>
    </style:style>
    <style:style style:name="T29" style:family="text">
      <style:text-properties fo:letter-spacing="0.0016in" fo:font-style="italic" style:font-name-asian="Times New Roman" style:font-style-asian="italic" style:font-name-complex="Cambria"/>
    </style:style>
    <style:style style:name="T30" style:family="text">
      <style:text-properties fo:letter-spacing="0.0016in" style:font-name-asian="Times New Roman" style:font-name-complex="Cambria"/>
    </style:style>
    <style:style style:name="T31" style:family="text">
      <style:text-properties fo:letter-spacing="-0.0028in"/>
    </style:style>
    <style:style style:name="T32" style:family="text">
      <style:text-properties fo:letter-spacing="-0.0028in" style:font-name-asian="Times New Roman" style:font-name-complex="Cambria"/>
    </style:style>
    <style:style style:name="T33" style:family="text">
      <style:text-properties fo:letter-spacing="-0.0028in" fo:font-style="italic" style:font-name-asian="Times New Roman" style:font-style-asian="italic" style:font-name-complex="Cambria"/>
    </style:style>
    <style:style style:name="T34" style:family="text">
      <style:text-properties fo:letter-spacing="-0.002in"/>
    </style:style>
    <style:style style:name="T35" style:family="text">
      <style:text-properties fo:letter-spacing="-0.002in" fo:font-style="italic" style:font-name-asian="Times New Roman" style:font-style-asian="italic" style:font-name-complex="Cambria"/>
    </style:style>
    <style:style style:name="T36" style:family="text">
      <style:text-properties fo:letter-spacing="-0.002in" style:font-name-asian="Times New Roman" style:font-name-complex="Cambria"/>
    </style:style>
    <style:style style:name="T37" style:family="text">
      <style:text-properties fo:letter-spacing="0.002in"/>
    </style:style>
    <style:style style:name="T38" style:family="text">
      <style:text-properties fo:letter-spacing="0.002in" fo:font-style="italic" style:font-name-asian="Times New Roman" style:font-style-asian="italic" style:font-name-complex="Cambria"/>
    </style:style>
    <style:style style:name="T39" style:family="text">
      <style:text-properties fo:letter-spacing="0.002in" style:font-name-asian="Times New Roman" style:font-name-complex="Cambria"/>
    </style:style>
    <style:style style:name="T40" style:family="text">
      <style:text-properties fo:letter-spacing="-0.0043in"/>
    </style:style>
    <style:style style:name="T41" style:family="text">
      <style:text-properties fo:letter-spacing="-0.0043in" style:font-name-asian="Times New Roman" style:font-name-complex="Cambria"/>
    </style:style>
    <style:style style:name="T42" style:family="text">
      <style:text-properties fo:letter-spacing="-0.0043in" fo:font-style="italic" style:font-name-asian="Times New Roman" style:font-style-asian="italic" style:font-name-complex="Cambria"/>
    </style:style>
    <style:style style:name="T43" style:family="text">
      <style:text-properties style:font-name-asian="Times New Roman" style:font-name-complex="Cambria"/>
    </style:style>
    <style:style style:name="T44" style:family="text">
      <style:text-properties fo:font-style="italic" style:font-name-asian="Times New Roman" style:font-style-asian="italic" style:font-name-complex="Cambria"/>
    </style:style>
    <style:style style:name="T45" style:family="text">
      <style:text-properties fo:letter-spacing="0.0055in" fo:font-style="italic" style:font-name-asian="Times New Roman" style:font-style-asian="italic" style:font-name-complex="Cambria"/>
    </style:style>
    <style:style style:name="T46" style:family="text">
      <style:text-properties style:text-position="super 58%" style:font-name-asian="Times New Roman" style:font-name-complex="Cambria"/>
    </style:style>
    <style:style style:name="T47" style:family="text">
      <style:text-properties fo:letter-spacing="-0.0047in" fo:font-style="italic" style:font-name-asian="Times New Roman" style:font-style-asian="italic" style:font-name-complex="Cambria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he Word contented first pasted into OO.</text:span></text:p>
      <text:p text:style-name="P1"><text:span text:style-name="T4">This is a Test  </text:span><text:span text:style-name="T5">ß</text:span><text:span text:style-name="T3"> </text:span><text:span text:style-name="T4">this line is 16pt and Red.</text:span></text:p>
      <text:p text:style-name="P2"><text:span text:style-name="T3">          </text:span><text:span text:style-name="T9">This is a test about formatting.  </text:span><text:span text:style-name="T1">ß</text:span><text:span text:style-name="T9"> this line is black and 11pt Calibri</text:span></text:p>
      <text:p text:style-name="P3">                <text:span text:style-name="T11">This is a test about formatting.  </text:span><text:span text:style-name="T2">ß</text:span><text:span text:style-name="T9"> </text:span><text:span text:style-name="T11">this is a 14pt line Calibri and black</text:span></text:p>
      <text:p text:style-name="P3">            <text:span text:style-name="T11">This line is like above and will be modified in TinyMCE to be blue and with a X-Large size font.</text:span></text:p>
      <text:p text:style-name="P3"><text:span text:style-name="T11"/></text:p>
      <text:p text:style-name="P4"><text:span text:style-name="T13">Some 12pt then</text:span><text:span text:style-name="T10"> 14pt bold text. </text:span><text:span text:style-name="T7">Some red text.</text:span></text:p>
      <text:p text:style-name="P5"><text:span text:style-name="T14">Some Nimbus Roman No9l text.</text:span></text:p>
      <text:p text:style-name="P6"><text:span text:style-name="T12"/></text:p>
      <text:p text:style-name="P6"><text:span text:style-name="T12">From Colleen's files</text:span></text:p>
      <text:p text:style-name="P6"><text:span text:style-name="T12"/></text:p>
      <text:list xml:id="list1345173898" text:style-name="WWNum3">
        <text:list-item>
          <text:list>
            <text:list-item>
              <text:list>
                <text:list-item>
                  <text:h text:style-name="P8" text:outline-level="3">Di<text:span text:style-name="T16">f</text:span><text:span text:style-name="T19">f</text:span>e<text:span text:style-name="T16">r</text:span>e<text:span text:style-name="T22">n</text:span>t<text:span text:style-name="T25"> </text:span><text:span text:style-name="T22">K</text:span><text:span text:style-name="T28">i</text:span><text:span text:style-name="T22">n</text:span><text:span text:style-name="T16">d</text:span>s<text:span text:style-name="T31"> </text:span><text:span text:style-name="T16">o</text:span>f <text:span text:style-name="T19">F</text:span><text:span text:style-name="T16">or</text:span>c<text:span text:style-name="T16">e</text:span><text:span text:style-name="T22">s</text:span>:<text:span text:style-name="T34"> </text:span><text:span text:style-name="T19">w</text:span>e<text:span text:style-name="T28">i</text:span><text:span text:style-name="T22">gh</text:span>t, <text:span text:style-name="T22">n</text:span><text:span text:style-name="T16">o</text:span><text:span text:style-name="T37">r</text:span><text:span text:style-name="T31">m</text:span>al<text:span text:style-name="T34"> </text:span><text:span text:style-name="T19">f</text:span><text:span text:style-name="T16">or</text:span>c<text:span text:style-name="T16">e</text:span>, <text:span text:style-name="T19">f</text:span><text:span text:style-name="T16">r</text:span>icti<text:span text:style-name="T16">o</text:span><text:span text:style-name="T22">n</text:span>al<text:span text:style-name="T31"> </text:span><text:span text:style-name="T19">f</text:span><text:span text:style-name="T16">or</text:span>c<text:span text:style-name="T16">e</text:span>, a<text:span text:style-name="T16">pp</text:span>lied<text:span text:style-name="T25"> </text:span><text:span text:style-name="T16">(p</text:span><text:span text:style-name="T22">ush</text:span>, <text:span text:style-name="T16">p</text:span><text:span text:style-name="T22">u</text:span>ll) force,<text:span text:style-name="T34"> </text:span>te<text:span text:style-name="T22">ns</text:span>i<text:span text:style-name="T37">o</text:span>n <text:span text:style-name="T16">(</text:span><text:span text:style-name="T22">s</text:span>tri<text:span text:style-name="T16">n</text:span><text:span text:style-name="T22">g</text:span>s<text:span text:style-name="T40"> </text:span><text:span text:style-name="T16">o</text:span>r<text:span text:style-name="T22"> </text:span>c<text:span text:style-name="T16">ab</text:span>les)</text:h>
                </text:list-item>
              </text:list>
            </text:list-item>
          </text:list>
        </text:list-item>
      </text:list>
      <text:list xml:id="list10154413451" text:style-name="WWNum1">
        <text:list-item>
          <text:p text:style-name="P11"><text:span text:style-name="T43">Define weight </text:span><draw:frame draw:style-name="fr1" draw:name="Object1" text:anchor-type="as-char" svg:width="0.2563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44">as t</text:span><text:span text:style-name="T23">h</text:span><text:span text:style-name="T44">e</text:span><text:span text:style-name="T45"> </text:span><text:span text:style-name="T23">g</text:span><text:span text:style-name="T17">r</text:span><text:span text:style-name="T44">a</text:span><text:span text:style-name="T17">v</text:span><text:span text:style-name="T44">itati</text:span><text:span text:style-name="T17">o</text:span><text:span text:style-name="T23">n</text:span><text:span text:style-name="T44">al </text:span><text:span text:style-name="T20">f</text:span><text:span text:style-name="T17">or</text:span><text:span text:style-name="T44">ce</text:span><text:span text:style-name="T35"> </text:span><text:span text:style-name="T44">t</text:span><text:span text:style-name="T23">h</text:span><text:span text:style-name="T44">e</text:span><text:span text:style-name="T17"> </text:span><text:span text:style-name="T44">Ea</text:span><text:span text:style-name="T17">r</text:span><text:span text:style-name="T44">th</text:span><text:span text:style-name="T35"> </text:span><text:span text:style-name="T44">e</text:span><text:span text:style-name="T23">x</text:span><text:span text:style-name="T44">e</text:span><text:span text:style-name="T17">r</text:span><text:span text:style-name="T29">t</text:span><text:span text:style-name="T44">s</text:span><text:span text:style-name="T26"> </text:span><text:span text:style-name="T17">o</text:span><text:span text:style-name="T44">n</text:span><text:span text:style-name="T23"> </text:span><text:span text:style-name="T38">a</text:span><text:span text:style-name="T17">n</text:span><text:span text:style-name="T44">y</text:span><text:span text:style-name="T20"> </text:span><text:span text:style-name="T17">o</text:span><text:span text:style-name="T23">b</text:span><text:span text:style-name="T29">j</text:span><text:span text:style-name="T44">e</text:span><text:span text:style-name="T17">c</text:span><text:span text:style-name="T44">t</text:span><text:span text:style-name="T26"> </text:span><text:span text:style-name="T17">o</text:span><text:span text:style-name="T44">n </text:span><text:span text:style-name="T17">o</text:span><text:span text:style-name="T44">r</text:span><text:span text:style-name="T23"> n</text:span><text:span text:style-name="T44">e</text:span><text:span text:style-name="T17">a</text:span><text:span text:style-name="T44">r</text:span><text:span text:style-name="T20"> </text:span><text:span text:style-name="T44">its</text:span><text:span text:style-name="T35"> </text:span><text:span text:style-name="T23">su</text:span><text:span text:style-name="T38">r</text:span><text:span text:style-name="T20">f</text:span><text:span text:style-name="T44">a</text:span><text:span text:style-name="T17">c</text:span><text:span text:style-name="T44">e</text:span></text:p>
        </text:list-item>
        <text:list-item>
          <text:p text:style-name="P12"><text:span text:style-name="T43">Calculate weight using the expression </text:span><draw:frame draw:style-name="fr1" draw:name="Object2" text:anchor-type="as-char" svg:width="0.604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3"> where </text:span><draw:frame draw:style-name="fr1" draw:name="Object3" text:anchor-type="as-char" svg:width="0.1744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3"> is the accleration due to gravity. Near the surface of the earth the value is approximately 9,8 m.s</text:span><text:span text:style-name="T46">-2</text:span></text:p>
        </text:list-item>
        <text:list-item>
          <text:p text:style-name="P13"><text:span text:style-name="T43">De</text:span><text:span text:style-name="T24">f</text:span><text:span text:style-name="T30">i</text:span><text:span text:style-name="T24">n</text:span><text:span text:style-name="T43">e</text:span><text:span text:style-name="T32"> </text:span><text:span text:style-name="T24">n</text:span><text:span text:style-name="T18">o</text:span><text:span text:style-name="T39">r</text:span><text:span text:style-name="T32">m</text:span><text:span text:style-name="T39">a</text:span><text:span text:style-name="T43">l</text:span><text:span text:style-name="T41"> </text:span><text:span text:style-name="T24">f</text:span><text:span text:style-name="T18">or</text:span><text:span text:style-name="T43">c</text:span><text:span text:style-name="T18">e</text:span><text:span text:style-name="T43">,</text:span><text:span text:style-name="T32"> </text:span><draw:frame draw:style-name="fr1" draw:name="Object4" text:anchor-type="as-char" svg:width="0.281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43">,</text:span><text:span text:style-name="T24"> </text:span><text:span text:style-name="T44">as</text:span><text:span text:style-name="T20"> </text:span><text:span text:style-name="T44">t</text:span><text:span text:style-name="T23">h</text:span><text:span text:style-name="T44">e</text:span><text:span text:style-name="T17"> perpendicular </text:span><text:span text:style-name="T20">f</text:span><text:span text:style-name="T17">or</text:span><text:span text:style-name="T44">ce e</text:span><text:span text:style-name="T23">x</text:span><text:span text:style-name="T44">e</text:span><text:span text:style-name="T17">r</text:span><text:span text:style-name="T44">ted</text:span><text:span text:style-name="T26"> </text:span><text:span text:style-name="T17">b</text:span><text:span text:style-name="T44">y</text:span><text:span text:style-name="T26"> </text:span><text:span text:style-name="T44">a </text:span><text:span text:style-name="T29">s</text:span><text:span text:style-name="T23">u</text:span><text:span text:style-name="T38">r</text:span><text:span text:style-name="T20">f</text:span><text:span text:style-name="T44">a</text:span><text:span text:style-name="T17">c</text:span><text:span text:style-name="T44">e</text:span><text:span text:style-name="T26"> </text:span><text:span text:style-name="T17">o</text:span><text:span text:style-name="T44">n</text:span><text:span text:style-name="T35"> </text:span><text:span text:style-name="T44">an</text:span><text:span text:style-name="T35"> </text:span><text:span text:style-name="T17">ob</text:span><text:span text:style-name="T29">j</text:span><text:span text:style-name="T44">e</text:span><text:span text:style-name="T17">c</text:span><text:span text:style-name="T44">t</text:span><text:span text:style-name="T26"> </text:span><text:span text:style-name="T44">in c</text:span><text:span text:style-name="T17">o</text:span><text:span text:style-name="T23">n</text:span><text:span text:style-name="T44">tact</text:span><text:span text:style-name="T35"> </text:span><text:span text:style-name="T20">w</text:span><text:span text:style-name="T44">i</text:span><text:span text:style-name="T29">t</text:span><text:span text:style-name="T44">h</text:span><text:span text:style-name="T26"> </text:span><text:span text:style-name="T44">it</text:span></text:p>
        </text:list-item>
        <text:list-item>
          <text:p text:style-name="P14"><text:span text:style-name="T43">De</text:span><text:span text:style-name="T24">f</text:span><text:span text:style-name="T30">i</text:span><text:span text:style-name="T24">n</text:span><text:span text:style-name="T43">e</text:span><text:span text:style-name="T32"> </text:span><text:span text:style-name="T21">f</text:span><text:span text:style-name="T18">r</text:span><text:span text:style-name="T43">ic</text:span><text:span text:style-name="T30">t</text:span><text:span text:style-name="T43">i</text:span><text:span text:style-name="T18">o</text:span><text:span text:style-name="T24">n</text:span><text:span text:style-name="T43">al</text:span><text:span text:style-name="T32"> </text:span><text:span text:style-name="T21">f</text:span><text:span text:style-name="T18">or</text:span><text:span text:style-name="T43">c</text:span><text:span text:style-name="T18">e due to a surface</text:span><text:span text:style-name="T43">,</text:span><text:span text:style-name="T24"> </text:span><draw:frame draw:style-name="fr1" draw:name="Object5" text:anchor-type="as-char" svg:width="0.2472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43">, </text:span><text:span text:style-name="T44">as</text:span><text:span text:style-name="T20"> </text:span><text:span text:style-name="T44">t</text:span><text:span text:style-name="T17">h</text:span><text:span text:style-name="T44">e</text:span><text:span text:style-name="T23"> </text:span><text:span text:style-name="T20">f</text:span><text:span text:style-name="T17">or</text:span><text:span text:style-name="T44">ce t</text:span><text:span text:style-name="T23">h</text:span><text:span text:style-name="T44">at</text:span><text:span text:style-name="T35"> </text:span><text:span text:style-name="T17">oppo</text:span><text:span text:style-name="T23">s</text:span><text:span text:style-name="T44">es</text:span><text:span text:style-name="T42"> </text:span><text:span text:style-name="T44">t</text:span><text:span text:style-name="T23">h</text:span><text:span text:style-name="T44">e</text:span><text:span text:style-name="T17"> </text:span><text:span text:style-name="T33">m</text:span><text:span text:style-name="T17">o</text:span><text:span text:style-name="T29">t</text:span><text:span text:style-name="T44">i</text:span><text:span text:style-name="T17">o</text:span><text:span text:style-name="T44">n</text:span><text:span text:style-name="T47"> </text:span><text:span text:style-name="T17">o</text:span><text:span text:style-name="T44">f</text:span><text:span text:style-name="T35"> </text:span><text:span text:style-name="T38">a</text:span><text:span text:style-name="T44">n</text:span><text:span text:style-name="T23"> </text:span><text:span text:style-name="T17">o</text:span><text:span text:style-name="T23">b</text:span><text:span text:style-name="T29">j</text:span><text:span text:style-name="T44">e</text:span><text:span text:style-name="T17">c</text:span><text:span text:style-name="T44">t</text:span><text:span text:style-name="T27"> </text:span><text:span text:style-name="T18">a</text:span><text:span text:style-name="T24">n</text:span><text:span text:style-name="T43">d a</text:span><text:span text:style-name="T18">c</text:span><text:span text:style-name="T43">ts</text:span><text:span text:style-name="T32"> </text:span><text:span text:style-name="T18">p</text:span><text:span text:style-name="T43">a</text:span><text:span text:style-name="T18">r</text:span><text:span text:style-name="T43">allel</text:span><text:span text:style-name="T41"> </text:span><text:span text:style-name="T43">to</text:span><text:span text:style-name="T24"> </text:span><text:span text:style-name="T43">t</text:span><text:span text:style-name="T24">h</text:span><text:span text:style-name="T43">e</text:span><text:span text:style-name="T24"> </text:span><text:span text:style-name="T30">s</text:span><text:span text:style-name="T24">u</text:span><text:span text:style-name="T18">r</text:span><text:span text:style-name="T21">f</text:span><text:span text:style-name="T43">a</text:span><text:span text:style-name="T18">c</text:span><text:span text:style-name="T43">e</text:span><text:span text:style-name="T27"> with which </text:span><text:span text:style-name="T30">t</text:span><text:span text:style-name="T24">h</text:span><text:span text:style-name="T43">e</text:span><text:span text:style-name="T24"> </text:span><text:span text:style-name="T18">o</text:span><text:span text:style-name="T24">b</text:span><text:span text:style-name="T30">j</text:span><text:span text:style-name="T43">e</text:span><text:span text:style-name="T18">c</text:span><text:span text:style-name="T43">t</text:span><text:span text:style-name="T27"> </text:span><text:span text:style-name="T43">is in</text:span><text:span text:style-name="T36"> </text:span><text:span text:style-name="T43">c</text:span><text:span text:style-name="T18">o</text:span><text:span text:style-name="T24">n</text:span><text:span text:style-name="T43">tact</text:span></text:p>
        </text:list-item>
        <text:list-item>
          <text:p text:style-name="P10"><text:span text:style-name="T24">Explain what is meant by the maximum static friction</text:span></text:p>
        </text:list-item>
        <text:list-item>
          <text:p text:style-name="P10"><text:span text:style-name="T24">Calculate <text:s/>the value of the maximum static frictional forces for objects at rest on horizontal and inclined planes using:</text:span></text:p>
        </text:list-item>
      </text:list>
      <text:p text:style-name="P9"><text:span text:style-name="T12"><draw:frame draw:style-name="fr1" text:anchor-type="as-char" svg:width="0.8244in" svg:height="0.232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h text:style-name="Heading_20_3" text:outline-level="3">Resources:</text:h>
      <text:p text:style-name="Standard"><text:a xlink:type="simple" xlink:href="http://www.everythingscience.co.za">www.everythingscience.co.za</text:a></text:p>
      <text:p text:style-name="P7"><text:a xlink:type="simple" xlink:href="http://www.physicsclassroom.com"><text:span text:style-name="T12">www.physicsclassroom.com</text:span></text:a></text:p>
      <text:p text:style-name="P4"><text:span text:style-name="T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1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Trebuchet MS" svg:font-family="'Trebuchet MS', Arial, sans-serif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fo:font-size="11pt" fo:language="en" fo:country="ZA" style:font-size-asian="11pt" style:language-asian="en" style:country-asian="ZA" style:font-size-complex="11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ListLabel_20_1" style:display-name="ListLabel 1" style:family="text">
      <style:text-properties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f </meta:initial-creator>
    <meta:creation-date>2014-01-27T11:01:18</meta:creation-date>
    <dc:date>2014-01-27T11:12:56</dc:date>
    <dc:creator>kef </dc:creator>
    <meta:editing-duration>PT8M5S</meta:editing-duration>
    <meta:editing-cycles>3</meta:editing-cycles>
    <meta:generator>LibreOffice/3.5$Linux_X86_64 LibreOffice_project/350m1$Build-2</meta:generator>
    <meta:document-statistic meta:table-count="0" meta:image-count="0" meta:object-count="6" meta:page-count="1" meta:paragraph-count="19" meta:word-count="230" meta:character-count="1330" meta:non-whitespace-character-count="1075"/>
  </office:meta>
</office:document-meta>
</file>

<file path=Object 1/content.xml><?xml version="1.0" encoding="utf-8"?>
<math xmlns="http://www.w3.org/1998/Math/MathML">
  <semantics>
    <mrow>
      <mrow>
        <msubsup>
          <mrow>
            <mi>F</mi>
          </mrow>
          <mrow>
            <mi>f</mi>
          </mrow>
          <mrow>
            <mi mathvariant="italic">max</mi>
          </mrow>
        </msubsup>
        <mo stretchy="false">=</mo>
        <mi>μ</mi>
      </mrow>
      <msub>
        <mrow>
          <mi>F</mi>
        </mrow>
        <mrow>
          <mi>N</mi>
        </mrow>
      </msub>
    </mrow>
    <annotation encoding="StarMath 5.0">{F} rsub {f} rsup {max} =μ {F} rsub {N}</annotation>
  </semantics>
</math>
</file>

<file path=Object 2/content.xml><?xml version="1.0" encoding="utf-8"?>
<math xmlns="http://www.w3.org/1998/Math/MathML">
  <semantics>
    <mrow>
      <msub>
        <mrow>
          <mi>F</mi>
        </mrow>
        <mrow>
          <mi>g</mi>
        </mrow>
      </msub>
    </mrow>
    <annotation encoding="StarMath 5.0">{F} rsub {g}  </annotation>
  </semantics>
</math>
</file>

<file path=Object 3/content.xml><?xml version="1.0" encoding="utf-8"?>
<math xmlns="http://www.w3.org/1998/Math/MathML">
  <semantics>
    <mrow>
      <mrow>
        <msub>
          <mrow>
            <mi>F</mi>
          </mrow>
          <mrow>
            <mi>g</mi>
          </mrow>
        </msub>
        <mo stretchy="false">=</mo>
        <mi mathvariant="italic">mg</mi>
      </mrow>
    </mrow>
    <annotation encoding="StarMath 5.0">{F} rsub {g} =mg</annotation>
  </semantics>
</math>
</file>

<file path=Object 4/content.xml><?xml version="1.0" encoding="utf-8"?>
<math xmlns="http://www.w3.org/1998/Math/MathML">
  <semantics>
    <mrow>
      <mi>g</mi>
    </mrow>
    <annotation encoding="StarMath 5.0">g</annotation>
  </semantics>
</math>
</file>

<file path=Object 5/content.xml><?xml version="1.0" encoding="utf-8"?>
<math xmlns="http://www.w3.org/1998/Math/MathML">
  <semantics>
    <mrow>
      <msub>
        <mrow>
          <mi>F</mi>
        </mrow>
        <mrow>
          <mi>N</mi>
        </mrow>
      </msub>
    </mrow>
    <annotation encoding="StarMath 5.0">{F} rsub {N}</annotation>
  </semantics>
</math>
</file>

<file path=Object 6/content.xml><?xml version="1.0" encoding="utf-8"?>
<math xmlns="http://www.w3.org/1998/Math/MathML">
  <semantics>
    <mrow>
      <msub>
        <mrow>
          <mi>F</mi>
        </mrow>
        <mrow>
          <mi>f</mi>
        </mrow>
      </msub>
    </mrow>
    <annotation encoding="StarMath 5.0">{F} rsub {f}</annotation>
  </semantics>
</math>
</file>